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49mm"/>
    </style:style>
    <style:style style:name="co2" style:family="table-column">
      <style:table-column-properties fo:break-before="auto" style:column-width="262.04mm"/>
    </style:style>
    <style:style style:name="co3" style:family="table-column">
      <style:table-column-properties fo:break-before="auto" style:column-width="257.9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big"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DMA_CMA</text:p>
          </table:table-cell>
          <table:table-cell office:value-type="string" calcext:value-type="string">
            <text:p>This enables the Contiguous Memory Allocator which allows drivers to allocate big physically-contiguous blocks of memory for use with hardware components that do not support I/O map nor scatter-gather. <text:s/>You can disable CMA by specifying "cma=0" on the kernel's command line. <text:s/>For more information see &lt;include/linux/dma-contiguous.h&gt;. If unsure, say "n".</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USB_OHCI_HCD_PPC_OF_BE</text:p>
          </table:table-cell>
          <table:table-cell office:value-type="string" calcext:value-type="string">
            <text:p>Enables support for big-endian USB controllers present on the OpenFirmware platform bus.</text:p>
          </table:table-cell>
          <table:table-cell table:number-columns-repeated="1022"/>
        </table:table-row>
        <table:table-row table:style-name="ro1">
          <table:table-cell office:value-type="string" calcext:value-type="string">
            <text:p>MMC_SDHCI_BIG_ENDIAN_32BIT_BYTE_SWAPPER</text:p>
          </table:table-cell>
          <table:table-cell office:value-type="string" calcext:value-type="string">
            <text:p>This option is selected by drivers running on big endian hosts and performing I/O to a SDHCI controller through a bus that implements a hardware byte swapper using a 32-bit datum. This endian mapping mode is called "data invariance" and has the effect of scrambling the addresses and formats of data accessed in sizes other than the datum size. <text:s/>This is the case for the Nintendo Wii SDHCI.</text:p>
          </table:table-cell>
          <table:table-cell table:number-columns-repeated="1022"/>
        </table:table-row>
        <table:table-row table:style-name="ro1">
          <table:table-cell office:value-type="string" calcext:value-type="string">
            <text:p>ARM_BIG_LITTLE_CPUIDLE</text:p>
          </table:table-cell>
          <table:table-cell office:value-type="string" calcext:value-type="string">
            <text:p>Select this option to enable CPU idle driver for big.LITTLE based ARM systems. Driver manages CPUs coordination through MCPM and define different C-states for little and big cores through the multiple CPU idle drivers infrastructure.</text:p>
          </table:table-cell>
          <table:table-cell table:number-columns-repeated="1022"/>
        </table:table-row>
        <table:table-row table:style-name="ro1">
          <table:table-cell office:value-type="string" calcext:value-type="string">
            <text:p>ARM_BIG_LITTLE_CPUFREQ</text:p>
          </table:table-cell>
          <table:table-cell office:value-type="string" calcext:value-type="string">
            <text:p>This enables the Generic CPUfreq driver for ARM big.LITTLE platforms.</text:p>
          </table:table-cell>
          <table:table-cell table:number-columns-repeated="1022"/>
        </table:table-row>
        <table:table-row table:style-name="ro1">
          <table:table-cell office:value-type="string" calcext:value-type="string">
            <text:p>ARM_DT_BL_CPUFREQ</text:p>
          </table:table-cell>
          <table:table-cell office:value-type="string" calcext:value-type="string">
            <text:p>This enables probing via DT for Generic CPUfreq driver for ARM big.LITTLE platform. This gets frequency tables from DT.</text:p>
          </table:table-cell>
          <table:table-cell table:number-columns-repeated="1022"/>
        </table:table-row>
        <table:table-row table:style-name="ro1">
          <table:table-cell office:value-type="string" calcext:value-type="string">
            <text:p>ARM_VEXPRESS_SPC_CPUFREQ</text:p>
          </table:table-cell>
          <table:table-cell office:value-type="string" calcext:value-type="string">
            <text:p>This add the CPUfreq driver support for Versatile Express big.LITTLE platforms using SPC for power management.</text:p>
          </table:table-cell>
          <table:table-cell table:number-columns-repeated="1022"/>
        </table:table-row>
        <table:table-row table:style-name="ro1">
          <table:table-cell office:value-type="string" calcext:value-type="string">
            <text:p>ARM_SCPI_CPUFREQ</text:p>
          </table:table-cell>
          <table:table-cell office:value-type="string" calcext:value-type="string">
            <text:p>This adds the CPUfreq driver support for ARM big.LITTLE platforms using SCPI protocol for CPU power management. <text:s/>This driver uses SCPI Message Protocol driver to interact with the firmware providing the CPU DVFS functionality.</text:p>
          </table:table-cell>
          <table:table-cell table:number-columns-repeated="1022"/>
        </table:table-row>
        <table:table-row table:style-name="ro1">
          <table:table-cell table:style-name="ce2" office:value-type="string" calcext:value-type="string">
            <text:p>UNUSED_SYMBOLS</text:p>
          </table:table-cell>
          <table:table-cell table:style-name="ce2"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style-name="ce2" table:number-columns-repeated="1022"/>
        </table:table-row>
        <table:table-row table:style-name="ro1">
          <table:table-cell table:style-name="ce2" office:value-type="string" calcext:value-type="string">
            <text:p>DEBUG_PAGEALLOC</text:p>
          </table:table-cell>
          <table:table-cell table:style-name="ce2"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style-name="ce2" table:number-columns-repeated="1022"/>
        </table:table-row>
        <table:table-row table:style-name="ro1">
          <table:table-cell office:value-type="string" calcext:value-type="string">
            <text:p>KASAN_INLINE</text:p>
          </table:table-cell>
          <table:table-cell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text:p>
          </table:table-cell>
          <table:table-cell table:style-name="ce2" office:value-type="string" calcext:value-type="string">
            <text:p><text:s/>however its speed (both compression and decompression) is the fastest.</text:p>
          </table:table-cell>
          <table:table-cell table:style-name="ce2" table:number-columns-repeated="1021"/>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MEMCG_SWAP_ENABLED</text:p>
          </table:table-cell>
          <table:table-cell office:value-type="string" calcext:value-type="string">
            <text:p>Memory Resource Controller Swap Extension comes with its price in a bigger memory consumption. General purpose distribution kernels which want to enable the feature but keep it disabled by default and let the user enable it by swapaccount=1 boot command line parameter should have this option unselected. For those who want to have the feature enabled by default should select this option (if, for some reason, they need to disable it then swapaccount=0 does the trick).</text:p>
          </table:table-cell>
          <table:table-cell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text:p>
          </table:table-cell>
          <table:table-cell table:style-name="ce2" office:value-type="string" calcext:value-type="string">
            <text:p><text:s/>however its decompression speed is the fastest. <text:s/>If you choose this, keep in mind that most distros don't provide lz4 by default which could cause a build failure.</text:p>
          </table:table-cell>
          <table:table-cell table:style-name="ce2" table:number-columns-repeated="1021"/>
        </table:table-row>
        <table:table-row table:style-name="ro1">
          <table:table-cell office:value-type="string" calcext:value-type="string">
            <text:p>CMA</text:p>
          </table:table-cell>
          <table:table-cell office:value-type="string" calcext:value-type="string">
            <text:p>This enables the Contiguous Memory Allocator which allows other subsystems to allocate big physically-contiguous blocks of memory. CMA reserves a region of memory and allows only movable pages to be allocated from it. This way, the kernel can use the memory for pagecache and when a subsystem requests for contiguous area, the allocated pages are migrated away to serve the contiguous request. <text:s/>If unsure, say "n".</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NLS_DEFAULT</text:p>
          </table:table-cell>
          <table:table-cell office:value-type="string" calcext:value-type="string">
            <text:p>The default NLS used when mounting file system. Note, that this is the NLS used by your console, not the NLS used by a specific file system (if different) to store data (filenames) on a disk. Currently, the valid values are: big5, cp437, cp737, cp775, cp850, cp852, cp855, cp857, cp860, cp861, cp862, cp863, cp864, cp865, cp866, cp869, cp874, cp932, cp936, cp949, cp950, cp1251, cp1255, euc-jp, euc-kr, gb2312, iso8859-1, iso8859-2, iso8859-3, iso8859-4, iso8859-5, iso8859-6, iso8859-7, iso8859-8, iso8859-9, iso8859-13, iso8859-14, iso8859-15, koi8-r, koi8-ru, koi8-u, sjis, tis-620, macroman, utf8. If you specify a wrong value, it will use the built-in NLS</text:p>
          </table:table-cell>
          <table:table-cell office:value-type="string" calcext:value-type="string">
            <text:p><text:s/>compatible with iso8859-1. <text:s/>If unsure, specify it as "iso8859-1".</text:p>
          </table:table-cell>
          <table:table-cell table:number-columns-repeated="1021"/>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FONT_SUN12x22</text:p>
          </table:table-cell>
          <table:table-cell office:value-type="string" calcext:value-type="string">
            <text:p>This is the high resolution console font for Sun machines with very big letters (like the letters used in the SPARC PROM). If the standard font is unreadable for you, say Y, otherwise say N.</text:p>
          </table:table-cell>
          <table:table-cell table:number-columns-repeated="1022"/>
        </table:table-row>
        <table:table-row table:style-name="ro1">
          <table:table-cell office:value-type="string" calcext:value-type="string">
            <text:p>IOMMU_DEBUG</text:p>
          </table:table-cell>
          <table:table-cell office:value-type="string" calcext:value-type="string">
            <text:p>Force the IOMMU to on even when you have less than 4GB of memory and add debugging code. On overflow always panic. And allow to enable IOMMU leak tracing. Can be disabled at boot time with iommu=noforce. This will also enable scatter gather list merging. <text:s/>Currently not recommended for production code. When you use it make sure you have a big enough IOMMU/AGP aperture. <text:s/>Most of the options enabled by this can be set more finegrained using the iommu= command line options. See Documentation/x86/x86_64/boot-options.txt for more details.</text:p>
          </table:table-cell>
          <table:table-cell table:number-columns-repeated="1022"/>
        </table:table-row>
        <table:table-row table:style-name="ro1">
          <table:table-cell office:value-type="string" calcext:value-type="string">
            <text:p>64BIT</text:p>
          </table:table-cell>
          <table:table-cell office:value-type="string" calcext:value-type="string">
            <text:p>Enable this if you want to support 64bit kernel on PA-RISC platform. <text:s/>At the moment, only people willing to use more than 2GB of RAM, or having a 64bit-only capable PA-RISC machine should say Y here. <text:s/>Since there is no 64bit userland on PA-RISC, there is no point to enable this option otherwise. The 64bit kernel is significantly bigger and slower than the 32bit one.</text:p>
          </table:table-cell>
          <table:table-cell table:number-columns-repeated="1022"/>
        </table:table-row>
        <table:table-row table:style-name="ro1">
          <table:table-cell office:value-type="string" calcext:value-type="string">
            <text:p>X86_32_NON_STANDARD</text:p>
          </table:table-cell>
          <table:table-cell office:value-type="string" calcext:value-type="string">
            <text:p>This option compiles in the bigsmp and STA2X11 default subarchitectures. <text:s/>It is intended for a generic binary kernel. If you select them all, kernel will probe it one by one and will fallback to default.</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BIG_ENDIAN</text:p>
          </table:table-cell>
          <table:table-cell office:value-type="string" calcext:value-type="string">
            <text:p>Say Y if you plan on running a kernel in big-endian mode.</text:p>
          </table:table-cell>
          <table:table-cell table:number-columns-repeated="1022"/>
        </table:table-row>
        <table:table-row table:style-name="ro1">
          <table:table-cell office:value-type="string" calcext:value-type="string">
            <text:p>ARC_CPU_770</text:p>
          </table:table-cell>
          <table:table-cell office:value-type="string" calcext:value-type="string">
            <text:p>Support for ARC770 core introduced with Rel 4.10 (Summer 2011) This core has a bunch of cool new features: -MMU-v3: Variable Page Sz (4k, 8k, 16k), bigger J-TLB (128x4) <text:s text:c="9"/>Shared Address Spaces (for sharing TLB entires in MMU) -Caches: New Prog Model, Region Flush -Insns: endian swap, load-locked/store-conditional, time-stamp-ctr</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table:style-name="ce2" office:value-type="string" calcext:value-type="string">
            <text:p>ARM_UNWIND</text:p>
          </table:table-cell>
          <table:table-cell table:style-name="ce2" office:value-type="string" calcext:value-type="string">
            <text:p>This option enables stack unwinding support in the kernel using the information automatically generated by the compiler. The resulting kernel image is slightly bigger but the performance is not affected. Currently, this feature only works with EABI compilers. If unsure say Y.</text:p>
          </table:table-cell>
          <table:table-cell table:style-name="ce2" table:number-columns-repeated="1022"/>
        </table:table-row>
        <table:table-row table:style-name="ro1">
          <table:table-cell office:value-type="string" calcext:value-type="string">
            <text:p>EXYNOS5420_MCPM</text:p>
          </table:table-cell>
          <table:table-cell office:value-type="string" calcext:value-type="string">
            <text:p>This is needed to provide CPU and cluster power management on Exynos5420 implementing big.LITTLE.</text:p>
          </table:table-cell>
          <table:table-cell table:number-columns-repeated="1022"/>
        </table:table-row>
        <table:table-row table:style-name="ro1">
          <table:table-cell office:value-type="string" calcext:value-type="string">
            <text:p>ARCH_VEXPRESS_DCSCB</text:p>
          </table:table-cell>
          <table:table-cell office:value-type="string" calcext:value-type="string">
            <text:p>Support for the Dual Cluster System Configuration Block (DCSCB). This is needed to provide CPU and cluster power management on RTSM implementing big.LITTLE.</text:p>
          </table:table-cell>
          <table:table-cell table:number-columns-repeated="1022"/>
        </table:table-row>
        <table:table-row table:style-name="ro1">
          <table:table-cell office:value-type="string" calcext:value-type="string">
            <text:p>ARCH_VEXPRESS_TC2_PM</text:p>
          </table:table-cell>
          <table:table-cell office:value-type="string" calcext:value-type="string">
            <text:p>Support for CPU and cluster power management on Versatile Express with a TC2 (A15x2 A7x3) big.LITTLE core tile.</text:p>
          </table:table-cell>
          <table:table-cell table:number-columns-repeated="1022"/>
        </table:table-row>
        <table:table-row table:style-name="ro1">
          <table:table-cell office:value-type="string" calcext:value-type="string">
            <text:p>CPU_ENDIAN_BE8</text:p>
          </table:table-cell>
          <table:table-cell office:value-type="string" calcext:value-type="string">
            <text:p>Support for the BE-8 (big-endian) mode on ARMv6 and ARMv7 processors.</text:p>
          </table:table-cell>
          <table:table-cell table:number-columns-repeated="1022"/>
        </table:table-row>
        <table:table-row table:style-name="ro1">
          <table:table-cell office:value-type="string" calcext:value-type="string">
            <text:p>CPU_ENDIAN_BE32</text:p>
          </table:table-cell>
          <table:table-cell office:value-type="string" calcext:value-type="string">
            <text:p>Support for the BE-32 (big-endian) mode on pre-ARMv6 processors.</text:p>
          </table:table-cell>
          <table:table-cell table:number-columns-repeated="1022"/>
        </table:table-row>
        <table:table-row table:style-name="ro1">
          <table:table-cell office:value-type="string" calcext:value-type="string">
            <text:p>ARCH_SUPPORTS_BIG_ENDIAN</text:p>
          </table:table-cell>
          <table:table-cell office:value-type="string" calcext:value-type="string">
            <text:p>This option specifies the architecture can support big endian operation.</text:p>
          </table:table-cell>
          <table:table-cell table:number-columns-repeated="1022"/>
        </table:table-row>
        <table:table-row table:style-name="ro1">
          <table:table-cell office:value-type="string" calcext:value-type="string">
            <text:p>MCPM</text:p>
          </table:table-cell>
          <table:table-cell office:value-type="string" calcext:value-type="string">
            <text:p>This option provides the common power management infrastructure for (multi-)cluster based systems, such as big.LITTLE based systems.</text:p>
          </table:table-cell>
          <table:table-cell table:number-columns-repeated="1022"/>
        </table:table-row>
        <table:table-row table:style-name="ro1">
          <table:table-cell office:value-type="string" calcext:value-type="string">
            <text:p>BIG_LITTLE</text:p>
          </table:table-cell>
          <table:table-cell office:value-type="string" calcext:value-type="string">
            <text:p>This option enables support selections for the big.LITTLE system architecture.</text:p>
          </table:table-cell>
          <table:table-cell table:number-columns-repeated="1022"/>
        </table:table-row>
        <table:table-row table:style-name="ro1">
          <table:table-cell office:value-type="string" calcext:value-type="string">
            <text:p>BL_SWITCHER</text:p>
          </table:table-cell>
          <table:table-cell office:value-type="string" calcext:value-type="string">
            <text:p>The big.LITTLE "switcher" provides the core functionality to transparently handle transition between a cluster of A15's and a cluster of A7's in a big.LITTLE system.</text:p>
          </table:table-cell>
          <table:table-cell table:number-columns-repeated="1022"/>
        </table:table-row>
        <table:table-row table:style-name="ro1">
          <table:table-cell office:value-type="string" calcext:value-type="string">
            <text:p>BL_SWITCHER_DUMMY_IF</text:p>
          </table:table-cell>
          <table:table-cell office:value-type="string" calcext:value-type="string">
            <text:p>This is a simple and dummy char dev interface to control the big.LITTLE switcher core code. <text:s/>It is meant for debugging purposes only.</text:p>
          </table:table-cell>
          <table:table-cell table:number-columns-repeated="1022"/>
        </table:table-row>
        <table:table-row table:style-name="ro1">
          <table:table-cell office:value-type="string" calcext:value-type="string">
            <text:p>AEABI</text:p>
          </table:table-cell>
          <table:table-cell office:value-type="string" calcext:value-type="string">
            <text:p>This option allows for the kernel to be compiled using the latest ARM ABI (aka EABI). <text:s/>This is only useful if you are using a user space environment that is also compiled with EABI. <text:s/>Since there are major incompatibilities between the legacy ABI and EABI, especially with regard to structure member alignment, this option also changes the kernel syscall calling convention to disambiguate both ABIs and allow for backward compatibility support (selected with CONFIG_OABI_COMPAT). <text:s/>To use this you need GCC version 4.0.0 or later.</text:p>
          </table:table-cell>
          <table:table-cell table:number-columns-repeated="1022"/>
        </table:table-row>
        <table:table-row table:style-name="ro1">
          <table:table-cell table:style-name="ce2" office:value-type="string" calcext:value-type="string">
            <text:p>MLONGCALLS</text:p>
          </table:table-cell>
          <table:table-cell table:style-name="ce2" office:value-type="string" calcext:value-type="string">
            <text:p>If you configure the kernel to include many drivers built-in instead as modules, the kernel executable may become too big, so that the linker will not be able to resolve some long branches and fails to link your vmlinux kernel. In that case enabling this option will help you to overcome this limit by using the -mlong-calls compiler option. <text:s/>Usually you want to say N here, unless you e.g. want to build a kernel which includes all necessary drivers built-in and which can be used for TFTP booting without the need to have an initrd ramdisk. <text:s/>Enabling this option will probably slow down your kernel.</text:p>
          </table:table-cell>
          <table:table-cell table:style-name="ce2" table:number-columns-repeated="1022"/>
        </table:table-row>
        <table:table-row table:style-name="ro1">
          <table:table-cell office:value-type="string" calcext:value-type="string">
            <text:p>ETRAX_PTABLE_SECTOR</text:p>
          </table:table-cell>
          <table:table-cell office:value-type="string" calcext:value-type="string">
            <text:p>Byte-offset of the partition table in the first flash chip. The default value is 64kB and should not be changed unless you know exactly what you are doing. The only valid reason for changing this is when the flash block size is bigger than 64kB (e.g. when using two parallel 16 bit flashe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4:38:05.893472178</dc:date>
    <meta:editing-duration>PT3M12S</meta:editing-duration>
    <meta:editing-cycles>3</meta:editing-cycles>
    <meta:document-statistic meta:table-count="1" meta:cell-count="97" meta:object-count="0"/>
  </office:meta>
</office:document-meta>
</file>